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text-properties fo:color="#9966cc"/>
    </style:style>
    <style:style style:name="P3" style:family="paragraph" style:parent-style-name="Standard">
      <style:text-properties fo:color="#dc2300"/>
    </style:style>
    <style:style style:name="P4" style:family="paragraph" style:parent-style-name="Standard" style:list-style-name="WW8Num8">
      <style:text-properties fo:color="#dc2300"/>
    </style:style>
    <style:style style:name="P5" style:family="paragraph" style:parent-style-name="Standard">
      <style:text-properties fo:color="#00b8ff"/>
    </style:style>
    <style:style style:name="P6" style:family="paragraph" style:parent-style-name="Standard">
      <style:text-properties fo:color="#cc6633" fo:background-color="transparent"/>
    </style:style>
    <style:style style:name="P7" style:family="paragraph" style:parent-style-name="Standard">
      <style:text-properties fo:color="#ffd320"/>
    </style:style>
    <style:style style:name="P8" style:family="paragraph" style:parent-style-name="Title11_7e_LT_7e_Gliederung_20_1" style:list-style-name="">
      <style:paragraph-properties fo:margin-left="0cm" fo:margin-right="0cm" fo:margin-top="0.176cm" fo:margin-bottom="0cm" fo:line-height="8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imes New Roman" fo:font-size="12pt" fo:font-style="normal" fo:text-shadow="none" style:text-underline-style="solid" style:text-underline-width="auto" style:text-underline-color="font-color"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9" style:family="paragraph" style:parent-style-name="Title11_7e_LT_7e_Gliederung_20_1" style:list-style-name="">
      <style:paragraph-properties fo:margin-left="0cm" fo:margin-right="0cm" fo:margin-top="0.176cm" fo:margin-bottom="0cm" fo:line-height="8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Times New Roman" fo:font-size="12pt" style:text-underline-style="solid" style:text-underline-width="auto" style:text-underline-color="font-color" style:font-size-asian="12pt" style:font-size-complex="12pt"/>
    </style:style>
    <style:style style:name="T1" style:family="text">
      <style:text-properties fo:color="#000000" style:text-outline="false" style:text-line-through-style="none" fo:font-style="normal" fo:text-shadow="none" fo:font-weight="normal" style:letter-kerning="true" style:font-name-asian="Calibri" style:font-style-asian="normal" style:font-weight-asian="normal" style:font-name-complex="Calibri" style:font-style-complex="normal" style:font-weight-complex="normal" style:text-emphasize="none" style:text-overline-style="none" style:text-overline-color="font-color"/>
    </style:style>
    <style:style style:name="T2" style:family="text">
      <style:text-properties fo:color="#000000" style:text-outline="false" style:text-line-through-styl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 style:family="text">
      <style:text-properties fo:color="#0066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ustify the Contribution of the Foundation Subjects to the Primary Curriculum (1200 words)</text:p>
      <text:p text:style-name="Standard">This essay aims to justify the contribution of the foundation subjects in the primary curriculum. Through identifying the key principles of each subject, the essay will be able to demonstrate what specific learning the children will gain with the inclusion of these subjects in the curriculum. Subsequently, with reference to my professional placement and support from readings and research evidence, this essay will illustrate how the subjects can contribute effectively to the overall development of a child. </text:p>
      <text:p text:style-name="Standard"/>
      <text:p text:style-name="P3">There are several reasons why it could be suggested that History should be a part of the primary curriculum. </text:p>
      <text:list xml:id="list2093674215" text:style-name="WW8Num8">
        <text:list-item>
          <text:p text:style-name="P4">chronological understanding;</text:p>
        </text:list-item>
        <text:list-item>
          <text:p text:style-name="P4">knowledge and understanding of events people and changes in the past;</text:p>
        </text:list-item>
        <text:list-item>
          <text:p text:style-name="P4">historical interpretations;</text:p>
        </text:list-item>
        <text:list-item>
          <text:p text:style-name="P4">historical enquiry;</text:p>
        </text:list-item>
        <text:list-item>
          <text:p text:style-name="P4">organisation and communication.</text:p>
        </text:list-item>
      </text:list>
      <text:p text:style-name="Standard"><text:span text:style-name="T3">Art</text:span></text:p>
      <text:p text:style-name="P7">Design Technology</text:p>
      <text:p text:style-name="P1">Geography – Making sense of the world, Mapwork, fieldwork and enquiries, The local area, Distant places, The value and importance of geographical perspectives</text:p>
      <text:p text:style-name="P2">Music – exploring, re-creating, creating, presenting and performing</text:p>
      <text:p text:style-name="P5">Primary Languages</text:p>
      <text:p text:style-name="P6">Religious Education</text:p>
      <text:p text:style-name="Standard"/>
      <text:p text:style-name="P9"><text:span text:style-name="T1">Critically analyse </text:span><text:span text:style-name="T2">two specific examples of teaching and learning (400 words)</text:span></text:p>
      <text:p text:style-name="P9"><text:span text:style-name="T2">Example 1</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1">Critically analyse </text:span><text:span text:style-name="T2">two specific examples of teaching and learning <text:s/>(400 words)</text:span></text:p>
      <text:p text:style-name="P9"><text:span text:style-name="T2">Example 2</text:span></text:p>
      <text:p text:style-name="P9"><text:span text:style-name="T2"/></text:p>
      <text:p text:style-name="P9"><text:span text:style-name="T2">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Lohit Hindi" svg:font-family="'Lohit Hind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7e7ff" style:text-outline="false" style:text-line-through-style="none" style:font-name="Lohit Hindi" fo:font-size="44pt" fo:font-style="normal" fo:text-shadow="none" style:text-underline-style="none" fo:font-weight="normal"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cc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b7" style:text-outline="false" style:text-line-through-style="none" style:font-name="Lohit Hindi" fo:font-size="44pt" fo:font-style="normal" fo:text-shadow="none" style:text-underline-style="none" fo:font-weight="bold" style:letter-kerning="true" style:font-name-asian="Lohit Hindi" style:font-size-asian="44pt" style:font-style-asian="normal" style:font-weight-asian="bold" style:font-name-complex="Lohit Hindi" style:font-size-complex="44pt" style:font-style-complex="normal" style:font-weight-complex="bold" style:text-emphasize="none" style:text-overline-style="none" style:text-overline-color="font-color"/>
    </style:style>
    <style:style style:name="Title2_7e_LT_7e_Untertitel" style:display-name="Title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3_7e_LT_7e_Gliederung_20_3" style:display-name="Title3~LT~Gliederung 3" style:family="paragraph" style:parent-style-name="Title3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3_7e_LT_7e_Gliederung_20_4" style:display-name="Title3~LT~Gliederung 4" style:family="paragraph" style:parent-style-name="Title3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3_7e_LT_7e_Gliederung_20_5" style:display-name="Title3~LT~Gliederung 5" style:family="paragraph" style:parent-style-name="Title3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9efee" style:text-outline="false" style:text-line-through-style="none" style:font-name="Lohit Hindi" fo:font-size="44pt" fo:font-style="normal" fo:text-shadow="none" style:text-underline-style="none" fo:font-weight="bold" style:letter-kerning="true" style:font-name-asian="Lohit Hindi" style:font-size-asian="44pt" style:font-style-asian="normal" style:font-weight-asian="bold" style:font-name-complex="Lohit Hindi" style:font-size-complex="44pt" style:font-style-complex="normal" style:font-weight-complex="bold" style:text-emphasize="none" style:text-overline-style="none" style:text-overline-color="font-color"/>
    </style:style>
    <style:style style:name="Title3_7e_LT_7e_Untertitel" style:display-name="Title3~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4_7e_LT_7e_Gliederung_20_3" style:display-name="Title4~LT~Gliederung 3" style:family="paragraph" style:parent-style-name="Title4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4_7e_LT_7e_Gliederung_20_4" style:display-name="Title4~LT~Gliederung 4" style:family="paragraph" style:parent-style-name="Title4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4_7e_LT_7e_Gliederung_20_5" style:display-name="Title4~LT~Gliederung 5" style:family="paragraph" style:parent-style-name="Title4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c0039" style:text-outline="false" style:text-line-through-style="none" style:font-name="Lohit Hindi" fo:font-size="36pt" fo:font-style="normal" fo:text-shadow="none" style:text-underline-style="none" fo:font-weight="normal" style:letter-kerning="true" style:font-name-asian="Lohit Hindi" style:font-size-asian="36pt" style:font-style-asian="normal" style:font-weight-asian="normal" style:font-name-complex="Lohit Hindi" style:font-size-complex="36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5_7e_LT_7e_Gliederung_20_3" style:display-name="Title5~LT~Gliederung 3" style:family="paragraph" style:parent-style-name="Title5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5_7e_LT_7e_Gliederung_20_4" style:display-name="Title5~LT~Gliederung 4" style:family="paragraph" style:parent-style-name="Title5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5_7e_LT_7e_Gliederung_20_5" style:display-name="Title5~LT~Gliederung 5" style:family="paragraph" style:parent-style-name="Title5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42pt" fo:font-style="normal" fo:text-shadow="none" style:text-underline-style="none" fo:font-weight="normal" style:letter-kerning="true" style:font-name-asian="Lohit Hindi" style:font-size-asian="42pt" style:font-style-asian="normal" style:font-weight-asian="normal" style:font-name-complex="Lohit Hindi" style:font-size-complex="42pt" style:font-style-complex="normal" style:font-weight-complex="normal" style:text-emphasize="none" style:text-overline-style="none" style:text-overline-color="font-color"/>
    </style:style>
    <style:style style:name="Title5_7e_LT_7e_Untertitel" style:display-name="Title5~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6_7e_LT_7e_Gliederung_20_3" style:display-name="Title6~LT~Gliederung 3" style:family="paragraph" style:parent-style-name="Title6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6_7e_LT_7e_Gliederung_20_4" style:display-name="Title6~LT~Gliederung 4" style:family="paragraph" style:parent-style-name="Title6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6_7e_LT_7e_Gliederung_20_5" style:display-name="Title6~LT~Gliederung 5" style:family="paragraph" style:parent-style-name="Title6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e3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6_7e_LT_7e_Untertitel" style:display-name="Title6~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7_7e_LT_7e_Gliederung_20_3" style:display-name="Title7~LT~Gliederung 3" style:family="paragraph" style:parent-style-name="Title7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7_7e_LT_7e_Gliederung_20_4" style:display-name="Title7~LT~Gliederung 4" style:family="paragraph" style:parent-style-name="Title7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7_7e_LT_7e_Gliederung_20_5" style:display-name="Title7~LT~Gliederung 5" style:family="paragraph" style:parent-style-name="Title7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7_7e_LT_7e_Untertitel" style:display-name="Title7~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8_7e_LT_7e_Gliederung_20_3" style:display-name="Title8~LT~Gliederung 3" style:family="paragraph" style:parent-style-name="Title8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8_7e_LT_7e_Gliederung_20_4" style:display-name="Title8~LT~Gliederung 4" style:family="paragraph" style:parent-style-name="Title8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8_7e_LT_7e_Gliederung_20_5" style:display-name="Title8~LT~Gliederung 5" style:family="paragraph" style:parent-style-name="Title8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8_7e_LT_7e_Untertitel" style:display-name="Title8~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Title9_7e_LT_7e_Gliederung_20_1" style:display-name="Title9~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9_7e_LT_7e_Gliederung_20_2" style:display-name="Title9~LT~Gliederung 2" style:family="paragraph" style:parent-style-name="Title9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9_7e_LT_7e_Gliederung_20_3" style:display-name="Title9~LT~Gliederung 3" style:family="paragraph" style:parent-style-name="Title9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9_7e_LT_7e_Gliederung_20_4" style:display-name="Title9~LT~Gliederung 4" style:family="paragraph" style:parent-style-name="Title9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9_7e_LT_7e_Gliederung_20_5" style:display-name="Title9~LT~Gliederung 5" style:family="paragraph" style:parent-style-name="Title9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9_7e_LT_7e_Gliederung_20_6" style:display-name="Title9~LT~Gliederung 6" style:family="paragraph" style:parent-style-name="Title9_7e_LT_7e_Gliederung_20_5"/>
    <style:style style:name="Title9_7e_LT_7e_Gliederung_20_7" style:display-name="Title9~LT~Gliederung 7" style:family="paragraph" style:parent-style-name="Title9_7e_LT_7e_Gliederung_20_6"/>
    <style:style style:name="Title9_7e_LT_7e_Gliederung_20_8" style:display-name="Title9~LT~Gliederung 8" style:family="paragraph" style:parent-style-name="Title9_7e_LT_7e_Gliederung_20_7"/>
    <style:style style:name="Title9_7e_LT_7e_Gliederung_20_9" style:display-name="Title9~LT~Gliederung 9" style:family="paragraph" style:parent-style-name="Title9_7e_LT_7e_Gliederung_20_8"/>
    <style:style style:name="Title9_7e_LT_7e_Titel" style:display-name="Title9~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eec94" style:text-outline="false" style:text-line-through-style="none" style:font-name="Lohit Hindi" fo:font-size="44pt" fo:font-style="normal" fo:text-shadow="none" style:text-underline-style="none" fo:font-weight="bold" style:letter-kerning="true" style:font-name-asian="Lohit Hindi" style:font-size-asian="44pt" style:font-style-asian="normal" style:font-weight-asian="bold" style:font-name-complex="Lohit Hindi" style:font-size-complex="44pt" style:font-style-complex="normal" style:font-weight-complex="bold" style:text-emphasize="none" style:text-overline-style="none" style:text-overline-color="font-color"/>
    </style:style>
    <style:style style:name="Title9_7e_LT_7e_Untertitel" style:display-name="Title9~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9_7e_LT_7e_Notizen" style:display-name="Title9~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9_7e_LT_7e_Hintergrundobjekte" style:display-name="Title9~LT~Hintergrundobjekte" style:family="paragraph">
      <style:paragraph-properties style:text-autospace="none"/>
      <style:text-properties style:letter-kerning="true"/>
    </style:style>
    <style:style style:name="Title9_7e_LT_7e_Hintergrund" style:display-name="Title9~LT~Hintergrund" style:family="paragraph">
      <style:paragraph-properties fo:text-align="center" style:justify-single-word="false" style:text-autospace="none"/>
    </style:style>
    <style:style style:name="Title10_7e_LT_7e_Gliederung_20_1" style:display-name="Title10~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2f1311"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0_7e_LT_7e_Gliederung_20_2" style:display-name="Title10~LT~Gliederung 2" style:family="paragraph" style:parent-style-name="Title10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0_7e_LT_7e_Gliederung_20_3" style:display-name="Title10~LT~Gliederung 3" style:family="paragraph" style:parent-style-name="Title10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0_7e_LT_7e_Gliederung_20_4" style:display-name="Title10~LT~Gliederung 4" style:family="paragraph" style:parent-style-name="Title10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0_7e_LT_7e_Gliederung_20_5" style:display-name="Title10~LT~Gliederung 5" style:family="paragraph" style:parent-style-name="Title10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7d47d" style:text-outline="false" style:text-line-through-style="none" style:font-name="Lohit Hindi" fo:font-size="40pt" fo:font-style="normal" fo:text-shadow="none" style:text-underline-style="none" fo:font-weight="normal" style:letter-kerning="true" style:font-name-asian="Lohit Hindi" style:font-size-asian="40pt" style:font-style-asian="normal" style:font-weight-asian="normal" style:font-name-complex="Lohit Hindi" style:font-size-complex="40pt" style:font-style-complex="normal" style:font-weight-complex="normal" style:text-emphasize="none" style:text-overline-style="none" style:text-overline-color="font-color"/>
    </style:style>
    <style:style style:name="Title10_7e_LT_7e_Untertitel" style:display-name="Title10~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f1311"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0_7e_LT_7e_Notizen" style:display-name="Title10~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0_7e_LT_7e_Hintergrundobjekte" style:display-name="Title10~LT~Hintergrundobjekte" style:family="paragraph">
      <style:paragraph-properties style:text-autospace="none"/>
      <style:text-properties style:letter-kerning="true"/>
    </style:style>
    <style:style style:name="Title10_7e_LT_7e_Hintergrund" style:display-name="Title10~LT~Hintergrund" style:family="paragraph">
      <style:paragraph-properties fo:text-align="center" style:justify-single-word="false" style:text-autospace="none"/>
    </style:style>
    <style:style style:name="Title11_7e_LT_7e_Gliederung_20_1" style:display-name="Title1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1_7e_LT_7e_Gliederung_20_2" style:display-name="Title11~LT~Gliederung 2" style:family="paragraph" style:parent-style-name="Title1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1_7e_LT_7e_Gliederung_20_3" style:display-name="Title11~LT~Gliederung 3" style:family="paragraph" style:parent-style-name="Title1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1_7e_LT_7e_Gliederung_20_4" style:display-name="Title11~LT~Gliederung 4" style:family="paragraph" style:parent-style-name="Title1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1_7e_LT_7e_Gliederung_20_5" style:display-name="Title11~LT~Gliederung 5" style:family="paragraph" style:parent-style-name="Title1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1_7e_LT_7e_Gliederung_20_6" style:display-name="Title11~LT~Gliederung 6" style:family="paragraph" style:parent-style-name="Title11_7e_LT_7e_Gliederung_20_5"/>
    <style:style style:name="Title11_7e_LT_7e_Gliederung_20_7" style:display-name="Title11~LT~Gliederung 7" style:family="paragraph" style:parent-style-name="Title11_7e_LT_7e_Gliederung_20_6"/>
    <style:style style:name="Title11_7e_LT_7e_Gliederung_20_8" style:display-name="Title11~LT~Gliederung 8" style:family="paragraph" style:parent-style-name="Title11_7e_LT_7e_Gliederung_20_7"/>
    <style:style style:name="Title11_7e_LT_7e_Gliederung_20_9" style:display-name="Title11~LT~Gliederung 9" style:family="paragraph" style:parent-style-name="Title11_7e_LT_7e_Gliederung_20_8"/>
    <style:style style:name="Title11_7e_LT_7e_Titel" style:display-name="Title1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11_7e_LT_7e_Untertitel" style:display-name="Title1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1_7e_LT_7e_Notizen" style:display-name="Title1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1_7e_LT_7e_Hintergrundobjekte" style:display-name="Title11~LT~Hintergrundobjekte" style:family="paragraph">
      <style:paragraph-properties style:text-autospace="none"/>
      <style:text-properties style:letter-kerning="true"/>
    </style:style>
    <style:style style:name="Title11_7e_LT_7e_Hintergrund" style:display-name="Title11~LT~Hintergrund" style:family="paragraph">
      <style:paragraph-properties fo:text-align="center" style:justify-single-word="false" style:text-autospace="none"/>
    </style:style>
    <style:style style:name="Title12_7e_LT_7e_Gliederung_20_1" style:display-name="Title1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2_7e_LT_7e_Gliederung_20_2" style:display-name="Title12~LT~Gliederung 2" style:family="paragraph" style:parent-style-name="Title1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2_7e_LT_7e_Gliederung_20_3" style:display-name="Title12~LT~Gliederung 3" style:family="paragraph" style:parent-style-name="Title1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2_7e_LT_7e_Gliederung_20_4" style:display-name="Title12~LT~Gliederung 4" style:family="paragraph" style:parent-style-name="Title1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2_7e_LT_7e_Gliederung_20_5" style:display-name="Title12~LT~Gliederung 5" style:family="paragraph" style:parent-style-name="Title1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2_7e_LT_7e_Gliederung_20_6" style:display-name="Title12~LT~Gliederung 6" style:family="paragraph" style:parent-style-name="Title12_7e_LT_7e_Gliederung_20_5"/>
    <style:style style:name="Title12_7e_LT_7e_Gliederung_20_7" style:display-name="Title12~LT~Gliederung 7" style:family="paragraph" style:parent-style-name="Title12_7e_LT_7e_Gliederung_20_6"/>
    <style:style style:name="Title12_7e_LT_7e_Gliederung_20_8" style:display-name="Title12~LT~Gliederung 8" style:family="paragraph" style:parent-style-name="Title12_7e_LT_7e_Gliederung_20_7"/>
    <style:style style:name="Title12_7e_LT_7e_Gliederung_20_9" style:display-name="Title12~LT~Gliederung 9" style:family="paragraph" style:parent-style-name="Title12_7e_LT_7e_Gliederung_20_8"/>
    <style:style style:name="Title12_7e_LT_7e_Titel" style:display-name="Title12~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7e7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12_7e_LT_7e_Untertitel" style:display-name="Title1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2_7e_LT_7e_Notizen" style:display-name="Title1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2_7e_LT_7e_Hintergrundobjekte" style:display-name="Title12~LT~Hintergrundobjekte" style:family="paragraph">
      <style:paragraph-properties style:text-autospace="none"/>
      <style:text-properties style:letter-kerning="true"/>
    </style:style>
    <style:style style:name="Title12_7e_LT_7e_Hintergrund" style:display-name="Title12~LT~Hintergrund" style:family="paragraph">
      <style:paragraph-properties fo:text-align="center" style:justify-single-word="false" style:text-autospace="none"/>
    </style:style>
    <style:style style:name="Title13_7e_LT_7e_Gliederung_20_1" style:display-name="Title13~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cc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3_7e_LT_7e_Gliederung_20_2" style:display-name="Title13~LT~Gliederung 2" style:family="paragraph" style:parent-style-name="Title13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3_7e_LT_7e_Gliederung_20_3" style:display-name="Title13~LT~Gliederung 3" style:family="paragraph" style:parent-style-name="Title13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3_7e_LT_7e_Gliederung_20_4" style:display-name="Title13~LT~Gliederung 4" style:family="paragraph" style:parent-style-name="Title13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3_7e_LT_7e_Gliederung_20_5" style:display-name="Title13~LT~Gliederung 5" style:family="paragraph" style:parent-style-name="Title13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3_7e_LT_7e_Gliederung_20_6" style:display-name="Title13~LT~Gliederung 6" style:family="paragraph" style:parent-style-name="Title13_7e_LT_7e_Gliederung_20_5"/>
    <style:style style:name="Title13_7e_LT_7e_Gliederung_20_7" style:display-name="Title13~LT~Gliederung 7" style:family="paragraph" style:parent-style-name="Title13_7e_LT_7e_Gliederung_20_6"/>
    <style:style style:name="Title13_7e_LT_7e_Gliederung_20_8" style:display-name="Title13~LT~Gliederung 8" style:family="paragraph" style:parent-style-name="Title13_7e_LT_7e_Gliederung_20_7"/>
    <style:style style:name="Title13_7e_LT_7e_Gliederung_20_9" style:display-name="Title13~LT~Gliederung 9" style:family="paragraph" style:parent-style-name="Title13_7e_LT_7e_Gliederung_20_8"/>
    <style:style style:name="Title13_7e_LT_7e_Titel" style:display-name="Title13~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13_7e_LT_7e_Untertitel" style:display-name="Title13~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3_7e_LT_7e_Notizen" style:display-name="Title13~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3_7e_LT_7e_Hintergrundobjekte" style:display-name="Title13~LT~Hintergrundobjekte" style:family="paragraph">
      <style:paragraph-properties style:text-autospace="none"/>
      <style:text-properties style:letter-kerning="true"/>
    </style:style>
    <style:style style:name="Title13_7e_LT_7e_Hintergrund" style:display-name="Title13~LT~Hintergrund" style:family="paragraph">
      <style:paragraph-properties fo:text-align="center" style:justify-single-word="false" style:text-autospace="none"/>
    </style:style>
    <style:style style:name="Title14_7e_LT_7e_Gliederung_20_1" style:display-name="Title14~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4_7e_LT_7e_Gliederung_20_2" style:display-name="Title14~LT~Gliederung 2" style:family="paragraph" style:parent-style-name="Title14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4_7e_LT_7e_Gliederung_20_3" style:display-name="Title14~LT~Gliederung 3" style:family="paragraph" style:parent-style-name="Title14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4_7e_LT_7e_Gliederung_20_4" style:display-name="Title14~LT~Gliederung 4" style:family="paragraph" style:parent-style-name="Title14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4_7e_LT_7e_Gliederung_20_5" style:display-name="Title14~LT~Gliederung 5" style:family="paragraph" style:parent-style-name="Title14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4_7e_LT_7e_Gliederung_20_6" style:display-name="Title14~LT~Gliederung 6" style:family="paragraph" style:parent-style-name="Title14_7e_LT_7e_Gliederung_20_5"/>
    <style:style style:name="Title14_7e_LT_7e_Gliederung_20_7" style:display-name="Title14~LT~Gliederung 7" style:family="paragraph" style:parent-style-name="Title14_7e_LT_7e_Gliederung_20_6"/>
    <style:style style:name="Title14_7e_LT_7e_Gliederung_20_8" style:display-name="Title14~LT~Gliederung 8" style:family="paragraph" style:parent-style-name="Title14_7e_LT_7e_Gliederung_20_7"/>
    <style:style style:name="Title14_7e_LT_7e_Gliederung_20_9" style:display-name="Title14~LT~Gliederung 9" style:family="paragraph" style:parent-style-name="Title14_7e_LT_7e_Gliederung_20_8"/>
    <style:style style:name="Title14_7e_LT_7e_Titel" style:display-name="Title14~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b7" style:text-outline="false" style:text-line-through-style="none" style:font-name="Lohit Hindi" fo:font-size="44pt" fo:font-style="normal" fo:text-shadow="none" style:text-underline-style="none" fo:font-weight="bold" style:letter-kerning="true" style:font-name-asian="Lohit Hindi" style:font-size-asian="44pt" style:font-style-asian="normal" style:font-weight-asian="bold" style:font-name-complex="Lohit Hindi" style:font-size-complex="44pt" style:font-style-complex="normal" style:font-weight-complex="bold" style:text-emphasize="none" style:text-overline-style="none" style:text-overline-color="font-color"/>
    </style:style>
    <style:style style:name="Title14_7e_LT_7e_Untertitel" style:display-name="Title14~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4_7e_LT_7e_Notizen" style:display-name="Title14~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4_7e_LT_7e_Hintergrundobjekte" style:display-name="Title14~LT~Hintergrundobjekte" style:family="paragraph">
      <style:paragraph-properties style:text-autospace="none"/>
      <style:text-properties style:letter-kerning="true"/>
    </style:style>
    <style:style style:name="Title14_7e_LT_7e_Hintergrund" style:display-name="Title14~LT~Hintergrund" style:family="paragraph">
      <style:paragraph-properties fo:text-align="center" style:justify-single-word="false" style:text-autospace="none"/>
    </style:style>
    <style:style style:name="Title15_7e_LT_7e_Gliederung_20_1" style:display-name="Title15~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5_7e_LT_7e_Gliederung_20_2" style:display-name="Title15~LT~Gliederung 2" style:family="paragraph" style:parent-style-name="Title15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5_7e_LT_7e_Gliederung_20_3" style:display-name="Title15~LT~Gliederung 3" style:family="paragraph" style:parent-style-name="Title15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5_7e_LT_7e_Gliederung_20_4" style:display-name="Title15~LT~Gliederung 4" style:family="paragraph" style:parent-style-name="Title15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5_7e_LT_7e_Gliederung_20_5" style:display-name="Title15~LT~Gliederung 5" style:family="paragraph" style:parent-style-name="Title15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5_7e_LT_7e_Gliederung_20_6" style:display-name="Title15~LT~Gliederung 6" style:family="paragraph" style:parent-style-name="Title15_7e_LT_7e_Gliederung_20_5"/>
    <style:style style:name="Title15_7e_LT_7e_Gliederung_20_7" style:display-name="Title15~LT~Gliederung 7" style:family="paragraph" style:parent-style-name="Title15_7e_LT_7e_Gliederung_20_6"/>
    <style:style style:name="Title15_7e_LT_7e_Gliederung_20_8" style:display-name="Title15~LT~Gliederung 8" style:family="paragraph" style:parent-style-name="Title15_7e_LT_7e_Gliederung_20_7"/>
    <style:style style:name="Title15_7e_LT_7e_Gliederung_20_9" style:display-name="Title15~LT~Gliederung 9" style:family="paragraph" style:parent-style-name="Title15_7e_LT_7e_Gliederung_20_8"/>
    <style:style style:name="Title15_7e_LT_7e_Titel" style:display-name="Title15~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9efee" style:text-outline="false" style:text-line-through-style="none" style:font-name="Lohit Hindi" fo:font-size="44pt" fo:font-style="normal" fo:text-shadow="none" style:text-underline-style="none" fo:font-weight="bold" style:letter-kerning="true" style:font-name-asian="Lohit Hindi" style:font-size-asian="44pt" style:font-style-asian="normal" style:font-weight-asian="bold" style:font-name-complex="Lohit Hindi" style:font-size-complex="44pt" style:font-style-complex="normal" style:font-weight-complex="bold" style:text-emphasize="none" style:text-overline-style="none" style:text-overline-color="font-color"/>
    </style:style>
    <style:style style:name="Title15_7e_LT_7e_Untertitel" style:display-name="Title15~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5_7e_LT_7e_Notizen" style:display-name="Title15~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5_7e_LT_7e_Hintergrundobjekte" style:display-name="Title15~LT~Hintergrundobjekte" style:family="paragraph">
      <style:paragraph-properties style:text-autospace="none"/>
      <style:text-properties style:letter-kerning="true"/>
    </style:style>
    <style:style style:name="Title15_7e_LT_7e_Hintergrund" style:display-name="Title15~LT~Hintergrund" style:family="paragraph">
      <style:paragraph-properties fo:text-align="center" style:justify-single-word="false" style:text-autospace="none"/>
    </style:style>
    <style:style style:name="Title16_7e_LT_7e_Gliederung_20_1" style:display-name="Title16~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6_7e_LT_7e_Gliederung_20_2" style:display-name="Title16~LT~Gliederung 2" style:family="paragraph" style:parent-style-name="Title16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6_7e_LT_7e_Gliederung_20_3" style:display-name="Title16~LT~Gliederung 3" style:family="paragraph" style:parent-style-name="Title16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6_7e_LT_7e_Gliederung_20_4" style:display-name="Title16~LT~Gliederung 4" style:family="paragraph" style:parent-style-name="Title16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6_7e_LT_7e_Gliederung_20_5" style:display-name="Title16~LT~Gliederung 5" style:family="paragraph" style:parent-style-name="Title16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6_7e_LT_7e_Gliederung_20_6" style:display-name="Title16~LT~Gliederung 6" style:family="paragraph" style:parent-style-name="Title16_7e_LT_7e_Gliederung_20_5"/>
    <style:style style:name="Title16_7e_LT_7e_Gliederung_20_7" style:display-name="Title16~LT~Gliederung 7" style:family="paragraph" style:parent-style-name="Title16_7e_LT_7e_Gliederung_20_6"/>
    <style:style style:name="Title16_7e_LT_7e_Gliederung_20_8" style:display-name="Title16~LT~Gliederung 8" style:family="paragraph" style:parent-style-name="Title16_7e_LT_7e_Gliederung_20_7"/>
    <style:style style:name="Title16_7e_LT_7e_Gliederung_20_9" style:display-name="Title16~LT~Gliederung 9" style:family="paragraph" style:parent-style-name="Title16_7e_LT_7e_Gliederung_20_8"/>
    <style:style style:name="Title16_7e_LT_7e_Titel" style:display-name="Title16~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c0039" style:text-outline="false" style:text-line-through-style="none" style:font-name="Lohit Hindi" fo:font-size="36pt" fo:font-style="normal" fo:text-shadow="none" style:text-underline-style="none" fo:font-weight="normal" style:letter-kerning="true" style:font-name-asian="Lohit Hindi" style:font-size-asian="36pt" style:font-style-asian="normal" style:font-weight-asian="normal" style:font-name-complex="Lohit Hindi" style:font-size-complex="36pt" style:font-style-complex="normal" style:font-weight-complex="normal" style:text-emphasize="none" style:text-overline-style="none" style:text-overline-color="font-color"/>
    </style:style>
    <style:style style:name="Title16_7e_LT_7e_Untertitel" style:display-name="Title16~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6_7e_LT_7e_Notizen" style:display-name="Title16~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6_7e_LT_7e_Hintergrundobjekte" style:display-name="Title16~LT~Hintergrundobjekte" style:family="paragraph">
      <style:paragraph-properties style:text-autospace="none"/>
      <style:text-properties style:letter-kerning="true"/>
    </style:style>
    <style:style style:name="Title16_7e_LT_7e_Hintergrund" style:display-name="Title16~LT~Hintergrund" style:family="paragraph">
      <style:paragraph-properties fo:text-align="center" style:justify-single-word="false" style:text-autospace="none"/>
    </style:style>
    <style:style style:name="Title17_7e_LT_7e_Gliederung_20_1" style:display-name="Title17~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7_7e_LT_7e_Gliederung_20_2" style:display-name="Title17~LT~Gliederung 2" style:family="paragraph" style:parent-style-name="Title17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7_7e_LT_7e_Gliederung_20_3" style:display-name="Title17~LT~Gliederung 3" style:family="paragraph" style:parent-style-name="Title17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7_7e_LT_7e_Gliederung_20_4" style:display-name="Title17~LT~Gliederung 4" style:family="paragraph" style:parent-style-name="Title17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7_7e_LT_7e_Gliederung_20_5" style:display-name="Title17~LT~Gliederung 5" style:family="paragraph" style:parent-style-name="Title17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7_7e_LT_7e_Gliederung_20_6" style:display-name="Title17~LT~Gliederung 6" style:family="paragraph" style:parent-style-name="Title17_7e_LT_7e_Gliederung_20_5"/>
    <style:style style:name="Title17_7e_LT_7e_Gliederung_20_7" style:display-name="Title17~LT~Gliederung 7" style:family="paragraph" style:parent-style-name="Title17_7e_LT_7e_Gliederung_20_6"/>
    <style:style style:name="Title17_7e_LT_7e_Gliederung_20_8" style:display-name="Title17~LT~Gliederung 8" style:family="paragraph" style:parent-style-name="Title17_7e_LT_7e_Gliederung_20_7"/>
    <style:style style:name="Title17_7e_LT_7e_Gliederung_20_9" style:display-name="Title17~LT~Gliederung 9" style:family="paragraph" style:parent-style-name="Title17_7e_LT_7e_Gliederung_20_8"/>
    <style:style style:name="Title17_7e_LT_7e_Titel" style:display-name="Title17~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42pt" fo:font-style="normal" fo:text-shadow="none" style:text-underline-style="none" fo:font-weight="normal" style:letter-kerning="true" style:font-name-asian="Lohit Hindi" style:font-size-asian="42pt" style:font-style-asian="normal" style:font-weight-asian="normal" style:font-name-complex="Lohit Hindi" style:font-size-complex="42pt" style:font-style-complex="normal" style:font-weight-complex="normal" style:text-emphasize="none" style:text-overline-style="none" style:text-overline-color="font-color"/>
    </style:style>
    <style:style style:name="Title17_7e_LT_7e_Untertitel" style:display-name="Title17~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7_7e_LT_7e_Notizen" style:display-name="Title17~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7_7e_LT_7e_Hintergrundobjekte" style:display-name="Title17~LT~Hintergrundobjekte" style:family="paragraph">
      <style:paragraph-properties style:text-autospace="none"/>
      <style:text-properties style:letter-kerning="true"/>
    </style:style>
    <style:style style:name="Title17_7e_LT_7e_Hintergrund" style:display-name="Title17~LT~Hintergrund" style:family="paragraph">
      <style:paragraph-properties fo:text-align="center" style:justify-single-word="false" style:text-autospace="none"/>
    </style:style>
    <style:style style:name="Title18_7e_LT_7e_Gliederung_20_1" style:display-name="Title18~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8_7e_LT_7e_Gliederung_20_2" style:display-name="Title18~LT~Gliederung 2" style:family="paragraph" style:parent-style-name="Title18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8_7e_LT_7e_Gliederung_20_3" style:display-name="Title18~LT~Gliederung 3" style:family="paragraph" style:parent-style-name="Title18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8_7e_LT_7e_Gliederung_20_4" style:display-name="Title18~LT~Gliederung 4" style:family="paragraph" style:parent-style-name="Title18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8_7e_LT_7e_Gliederung_20_5" style:display-name="Title18~LT~Gliederung 5" style:family="paragraph" style:parent-style-name="Title18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8_7e_LT_7e_Gliederung_20_6" style:display-name="Title18~LT~Gliederung 6" style:family="paragraph" style:parent-style-name="Title18_7e_LT_7e_Gliederung_20_5"/>
    <style:style style:name="Title18_7e_LT_7e_Gliederung_20_7" style:display-name="Title18~LT~Gliederung 7" style:family="paragraph" style:parent-style-name="Title18_7e_LT_7e_Gliederung_20_6"/>
    <style:style style:name="Title18_7e_LT_7e_Gliederung_20_8" style:display-name="Title18~LT~Gliederung 8" style:family="paragraph" style:parent-style-name="Title18_7e_LT_7e_Gliederung_20_7"/>
    <style:style style:name="Title18_7e_LT_7e_Gliederung_20_9" style:display-name="Title18~LT~Gliederung 9" style:family="paragraph" style:parent-style-name="Title18_7e_LT_7e_Gliederung_20_8"/>
    <style:style style:name="Title18_7e_LT_7e_Titel" style:display-name="Title18~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e3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18_7e_LT_7e_Untertitel" style:display-name="Title18~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8_7e_LT_7e_Notizen" style:display-name="Title18~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8_7e_LT_7e_Hintergrundobjekte" style:display-name="Title18~LT~Hintergrundobjekte" style:family="paragraph">
      <style:paragraph-properties style:text-autospace="none"/>
      <style:text-properties style:letter-kerning="true"/>
    </style:style>
    <style:style style:name="Title18_7e_LT_7e_Hintergrund" style:display-name="Title18~LT~Hintergrund" style:family="paragraph">
      <style:paragraph-properties fo:text-align="center" style:justify-single-word="false" style:text-autospace="none"/>
    </style:style>
    <style:style style:name="Title19_7e_LT_7e_Gliederung_20_1" style:display-name="Title19~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9_7e_LT_7e_Gliederung_20_2" style:display-name="Title19~LT~Gliederung 2" style:family="paragraph" style:parent-style-name="Title19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9_7e_LT_7e_Gliederung_20_3" style:display-name="Title19~LT~Gliederung 3" style:family="paragraph" style:parent-style-name="Title19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9_7e_LT_7e_Gliederung_20_4" style:display-name="Title19~LT~Gliederung 4" style:family="paragraph" style:parent-style-name="Title19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9_7e_LT_7e_Gliederung_20_5" style:display-name="Title19~LT~Gliederung 5" style:family="paragraph" style:parent-style-name="Title19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9_7e_LT_7e_Gliederung_20_6" style:display-name="Title19~LT~Gliederung 6" style:family="paragraph" style:parent-style-name="Title19_7e_LT_7e_Gliederung_20_5"/>
    <style:style style:name="Title19_7e_LT_7e_Gliederung_20_7" style:display-name="Title19~LT~Gliederung 7" style:family="paragraph" style:parent-style-name="Title19_7e_LT_7e_Gliederung_20_6"/>
    <style:style style:name="Title19_7e_LT_7e_Gliederung_20_8" style:display-name="Title19~LT~Gliederung 8" style:family="paragraph" style:parent-style-name="Title19_7e_LT_7e_Gliederung_20_7"/>
    <style:style style:name="Title19_7e_LT_7e_Gliederung_20_9" style:display-name="Title19~LT~Gliederung 9" style:family="paragraph" style:parent-style-name="Title19_7e_LT_7e_Gliederung_20_8"/>
    <style:style style:name="Title19_7e_LT_7e_Titel" style:display-name="Title19~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19_7e_LT_7e_Untertitel" style:display-name="Title19~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19_7e_LT_7e_Notizen" style:display-name="Title19~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9_7e_LT_7e_Hintergrundobjekte" style:display-name="Title19~LT~Hintergrundobjekte" style:family="paragraph">
      <style:paragraph-properties style:text-autospace="none"/>
      <style:text-properties style:letter-kerning="true"/>
    </style:style>
    <style:style style:name="Title19_7e_LT_7e_Hintergrund" style:display-name="Title19~LT~Hintergrund" style:family="paragraph">
      <style:paragraph-properties fo:text-align="center" style:justify-single-word="false" style:text-autospace="none"/>
    </style:style>
    <style:style style:name="Title20_7e_LT_7e_Gliederung_20_1" style:display-name="Title20~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20_7e_LT_7e_Gliederung_20_2" style:display-name="Title20~LT~Gliederung 2" style:family="paragraph" style:parent-style-name="Title20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20_7e_LT_7e_Gliederung_20_3" style:display-name="Title20~LT~Gliederung 3" style:family="paragraph" style:parent-style-name="Title20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20_7e_LT_7e_Gliederung_20_4" style:display-name="Title20~LT~Gliederung 4" style:family="paragraph" style:parent-style-name="Title20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20_7e_LT_7e_Gliederung_20_5" style:display-name="Title20~LT~Gliederung 5" style:family="paragraph" style:parent-style-name="Title20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20_7e_LT_7e_Gliederung_20_6" style:display-name="Title20~LT~Gliederung 6" style:family="paragraph" style:parent-style-name="Title20_7e_LT_7e_Gliederung_20_5"/>
    <style:style style:name="Title20_7e_LT_7e_Gliederung_20_7" style:display-name="Title20~LT~Gliederung 7" style:family="paragraph" style:parent-style-name="Title20_7e_LT_7e_Gliederung_20_6"/>
    <style:style style:name="Title20_7e_LT_7e_Gliederung_20_8" style:display-name="Title20~LT~Gliederung 8" style:family="paragraph" style:parent-style-name="Title20_7e_LT_7e_Gliederung_20_7"/>
    <style:style style:name="Title20_7e_LT_7e_Gliederung_20_9" style:display-name="Title20~LT~Gliederung 9" style:family="paragraph" style:parent-style-name="Title20_7e_LT_7e_Gliederung_20_8"/>
    <style:style style:name="Title20_7e_LT_7e_Titel" style:display-name="Title20~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20_7e_LT_7e_Untertitel" style:display-name="Title20~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20_7e_LT_7e_Notizen" style:display-name="Title20~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20_7e_LT_7e_Hintergrundobjekte" style:display-name="Title20~LT~Hintergrundobjekte" style:family="paragraph">
      <style:paragraph-properties style:text-autospace="none"/>
      <style:text-properties style:letter-kerning="true"/>
    </style:style>
    <style:style style:name="Title20_7e_LT_7e_Hintergrund" style:display-name="Title20~LT~Hintergrund" style:family="paragraph">
      <style:paragraph-properties fo:text-align="center" style:justify-single-word="false" style:text-autospace="none"/>
    </style:style>
    <style:style style:name="Title21_7e_LT_7e_Gliederung_20_1" style:display-name="Title2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21_7e_LT_7e_Gliederung_20_2" style:display-name="Title21~LT~Gliederung 2" style:family="paragraph" style:parent-style-name="Title2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21_7e_LT_7e_Gliederung_20_3" style:display-name="Title21~LT~Gliederung 3" style:family="paragraph" style:parent-style-name="Title2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21_7e_LT_7e_Gliederung_20_4" style:display-name="Title21~LT~Gliederung 4" style:family="paragraph" style:parent-style-name="Title2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21_7e_LT_7e_Gliederung_20_5" style:display-name="Title21~LT~Gliederung 5" style:family="paragraph" style:parent-style-name="Title2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21_7e_LT_7e_Gliederung_20_6" style:display-name="Title21~LT~Gliederung 6" style:family="paragraph" style:parent-style-name="Title21_7e_LT_7e_Gliederung_20_5"/>
    <style:style style:name="Title21_7e_LT_7e_Gliederung_20_7" style:display-name="Title21~LT~Gliederung 7" style:family="paragraph" style:parent-style-name="Title21_7e_LT_7e_Gliederung_20_6"/>
    <style:style style:name="Title21_7e_LT_7e_Gliederung_20_8" style:display-name="Title21~LT~Gliederung 8" style:family="paragraph" style:parent-style-name="Title21_7e_LT_7e_Gliederung_20_7"/>
    <style:style style:name="Title21_7e_LT_7e_Gliederung_20_9" style:display-name="Title21~LT~Gliederung 9" style:family="paragraph" style:parent-style-name="Title21_7e_LT_7e_Gliederung_20_8"/>
    <style:style style:name="Title21_7e_LT_7e_Titel" style:display-name="Title2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eec94" style:text-outline="false" style:text-line-through-style="none" style:font-name="Lohit Hindi" fo:font-size="44pt" fo:font-style="normal" fo:text-shadow="none" style:text-underline-style="none" fo:font-weight="bold" style:letter-kerning="true" style:font-name-asian="Lohit Hindi" style:font-size-asian="44pt" style:font-style-asian="normal" style:font-weight-asian="bold" style:font-name-complex="Lohit Hindi" style:font-size-complex="44pt" style:font-style-complex="normal" style:font-weight-complex="bold" style:text-emphasize="none" style:text-overline-style="none" style:text-overline-color="font-color"/>
    </style:style>
    <style:style style:name="Title21_7e_LT_7e_Untertitel" style:display-name="Title2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21_7e_LT_7e_Notizen" style:display-name="Title2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21_7e_LT_7e_Hintergrundobjekte" style:display-name="Title21~LT~Hintergrundobjekte" style:family="paragraph">
      <style:paragraph-properties style:text-autospace="none"/>
      <style:text-properties style:letter-kerning="true"/>
    </style:style>
    <style:style style:name="Title21_7e_LT_7e_Hintergrund" style:display-name="Title21~LT~Hintergrund" style:family="paragraph">
      <style:paragraph-properties fo:text-align="center" style:justify-single-word="false" style:text-autospace="none"/>
    </style:style>
    <style:style style:name="Title22_7e_LT_7e_Gliederung_20_1" style:display-name="Title2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2f1311"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22_7e_LT_7e_Gliederung_20_2" style:display-name="Title22~LT~Gliederung 2" style:family="paragraph" style:parent-style-name="Title2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22_7e_LT_7e_Gliederung_20_3" style:display-name="Title22~LT~Gliederung 3" style:family="paragraph" style:parent-style-name="Title2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22_7e_LT_7e_Gliederung_20_4" style:display-name="Title22~LT~Gliederung 4" style:family="paragraph" style:parent-style-name="Title2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22_7e_LT_7e_Gliederung_20_5" style:display-name="Title22~LT~Gliederung 5" style:family="paragraph" style:parent-style-name="Title2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22_7e_LT_7e_Gliederung_20_6" style:display-name="Title22~LT~Gliederung 6" style:family="paragraph" style:parent-style-name="Title22_7e_LT_7e_Gliederung_20_5"/>
    <style:style style:name="Title22_7e_LT_7e_Gliederung_20_7" style:display-name="Title22~LT~Gliederung 7" style:family="paragraph" style:parent-style-name="Title22_7e_LT_7e_Gliederung_20_6"/>
    <style:style style:name="Title22_7e_LT_7e_Gliederung_20_8" style:display-name="Title22~LT~Gliederung 8" style:family="paragraph" style:parent-style-name="Title22_7e_LT_7e_Gliederung_20_7"/>
    <style:style style:name="Title22_7e_LT_7e_Gliederung_20_9" style:display-name="Title22~LT~Gliederung 9" style:family="paragraph" style:parent-style-name="Title22_7e_LT_7e_Gliederung_20_8"/>
    <style:style style:name="Title22_7e_LT_7e_Titel" style:display-name="Title22~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7d47d" style:text-outline="false" style:text-line-through-style="none" style:font-name="Lohit Hindi" fo:font-size="40pt" fo:font-style="normal" fo:text-shadow="none" style:text-underline-style="none" fo:font-weight="normal" style:letter-kerning="true" style:font-name-asian="Lohit Hindi" style:font-size-asian="40pt" style:font-style-asian="normal" style:font-weight-asian="normal" style:font-name-complex="Lohit Hindi" style:font-size-complex="40pt" style:font-style-complex="normal" style:font-weight-complex="normal" style:text-emphasize="none" style:text-overline-style="none" style:text-overline-color="font-color"/>
    </style:style>
    <style:style style:name="Title22_7e_LT_7e_Untertitel" style:display-name="Title2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f1311"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22_7e_LT_7e_Notizen" style:display-name="Title2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22_7e_LT_7e_Hintergrundobjekte" style:display-name="Title22~LT~Hintergrundobjekte" style:family="paragraph">
      <style:paragraph-properties style:text-autospace="none"/>
      <style:text-properties style:letter-kerning="true"/>
    </style:style>
    <style:style style:name="Title22_7e_LT_7e_Hintergrund" style:display-name="Title22~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WW-Heading123" style:family="paragraph" style:parent-style-name="Standard">
      <style:paragraph-properties fo:margin-top="0.42cm" fo:margin-bottom="0.21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Randall</meta:initial-creator>
    <meta:creation-date>2013-03-11T11:14:28</meta:creation-date>
    <dc:date>2013-03-11T14:24:17</dc:date>
    <dc:creator>Daniel Randall</dc:creator>
    <meta:editing-duration>PT2H57M23S</meta:editing-duration>
    <meta:editing-cycles>4</meta:editing-cycles>
    <meta:generator>LibreOffice/3.5$Linux_X86_64 LibreOffice_project/350m1$Build-2</meta:generator>
    <meta:document-statistic meta:table-count="0" meta:image-count="0" meta:object-count="0" meta:page-count="1" meta:paragraph-count="19" meta:word-count="198" meta:character-count="1242" meta:non-whitespace-character-count="1169"/>
  </office:meta>
</office:document-meta>
</file>